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
  <manifest:file-entry manifest:full-path="Pictures/20000380000063AF00002714949A0899F62549E2.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descrText">
      <style:text-properties officeooo:rsid="013a20b2" officeooo:paragraph-rsid="01a5b80e"/>
    </style:style>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Standard" style:list-style-name="L23"/>
    <style:style style:name="P77" style:family="paragraph" style:parent-style-name="Standard" style:list-style-name="L31"/>
    <style:style style:name="P78" style:family="paragraph" style:parent-style-name="Corps_20_de_20_texte.Paragraph" style:list-style-name="L20">
      <style:paragraph-properties fo:margin-left="1.251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center"/>
    </style:style>
    <style:style style:name="P86" style:family="paragraph">
      <style:paragraph-properties fo:text-align="center" style:writing-mode="lr-tb"/>
      <style:text-properties fo:font-size="14pt" style:font-size-asian="14pt" style:font-size-complex="14pt"/>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P88" style:family="paragraph">
      <style:paragraph-properties fo:text-align="center"/>
      <style:text-properties style:text-line-through-style="none" style:text-line-through-type="none" style:font-name="Arial4" fo:font-size="11pt" fo:font-style="normal" style:text-underline-style="none" fo:font-weight="normal"/>
    </style:style>
    <style:style style:name="P8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fo:language="ru" fo:country="RU" officeooo:rsid="01a5b80e"/>
    </style:style>
    <style:style style:name="T25" style:family="text">
      <style:text-properties fo:language="en" fo:country="US" officeooo:rsid="01a5b80e"/>
    </style:style>
    <style:style style:name="T26"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8"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HbReport-L-0.0.4.oxt&#13;Update file created : ooHbReport-L.update.xml&#13;&#13;24.06.2021 16:52: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HbReport</text:file-name></text:p>
      <text:p text:style-name="Standard"><draw:rect text:anchor-type="paragraph" draw:z-index="4" draw:name="Фигура1" draw:style-name="gr1" draw:text-style-name="P86" svg:width="16.775cm" svg:height="5.001cm" svg:x="0.81cm" svg:y="0.831cm"><text:p text:style-name="P85"><text:span text:style-name="T28">This document is an example of an extension.</text:span></text:p><text:p text:style-name="P85"><text:span text:style-name="T28">It shows you a typical use of compiler instructions and text for help pages.</text:span></text:p><text:p text:style-name="P85"><text:span text:style-name="T28">You can compile it and obtain the corresponding extension.</text:span></text:p><text:p text:style-name="P85"><text:span text:style-name="T28"/></text:p><text:p text:style-name="P85"><text:span text:style-name="T28">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6" svg:width="16.775cm" svg:height="5.001cm" svg:x="0.81cm" svg:y="0.831cm"><text:p text:style-name="P85"><text:span text:style-name="T28">This document is an example of an extension.</text:span></text:p><text:p text:style-name="P85"><text:span text:style-name="T28">It shows you a typical use of compiler instructions and text for help pages.</text:span></text:p><text:p text:style-name="P85"><text:span text:style-name="T28">You can compile it and obtain the corresponding extension.</text:span></text:p><text:p text:style-name="P85"><text:span text:style-name="T28"/></text:p><text:p text:style-name="P85"><text:span text:style-name="T28">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7125297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65868612" text:style-name="L2">
        <text:list-item>
          <text:p text:style-name="P43">Version 2.1.0 :</text:p>
        </text:list-item>
      </text:list>
      <text:list xml:id="list2840330775"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65226855267506" text:continue-list="list1965868612" text:style-name="L2">
        <text:list-item>
          <text:p text:style-name="P43">Version 2.0.0 :</text:p>
        </text:list-item>
      </text:list>
      <text:list xml:id="list1896005451"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65227010040003" text:continue-list="list165226855267506" text:style-name="L2">
        <text:list-item>
          <text:p text:style-name="P43">Version 1.5.3 :</text:p>
        </text:list-item>
      </text:list>
      <text:list xml:id="list1009058492"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65227195291739" text:continue-list="list165227010040003"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71635145"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HbRepor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7" svg:width="0.802cm" svg:height="0.451cm" svg:x="2.3cm" svg:y="0.199cm" draw:control="control1"/><draw:control text:anchor-type="paragraph" draw:z-index="8" draw:name="Фигура4" draw:style-name="gr2"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7" svg:width="0.802cm" svg:height="0.451cm" svg:x="2.304cm" svg:y="0.199cm" draw:control="control3"/><draw:control text:anchor-type="paragraph" draw:z-index="10" draw:name="Фигура6" draw:style-name="gr2" draw:text-style-name="P87"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8"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9"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7" svg:width="0.802cm" svg:height="0.451cm" svg:x="2.33cm" svg:y="0.199cm" draw:control="control6"/><draw:control text:anchor-type="paragraph" draw:z-index="15" draw:name="Фигура10" draw:style-name="gr2"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7" svg:width="0.802cm" svg:height="0.451cm" svg:x="2.33cm" svg:y="0.199cm" draw:control="control8"/><draw:control text:anchor-type="paragraph" draw:z-index="17" draw:name="Фигура12" draw:style-name="gr2" draw:text-style-name="P87"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8"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9"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7" svg:width="0.802cm" svg:height="0.451cm" svg:x="2.33cm" svg:y="0.199cm" draw:control="control11"/><draw:control text:anchor-type="paragraph" draw:z-index="22" draw:name="Фигура16" draw:style-name="gr2" draw:text-style-name="P87"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8"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9" svg:width="14.001cm" svg:height="4.001cm" svg:x="0.4cm" svg:y="0.459cm" draw:control="control16"/></text:p><text:p text:style-name="Frame_20_contents"/></draw:text-box></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82171188"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44442228"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11634104"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95843853"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0"><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80073979"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2648580648"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14772406"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55564568"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37865194" text:style-name="L15">
        <text:list-item>
          <text:p text:style-name="P56">Arg1 : <text:span text:style-name="InstructionMacro">String</text:span> : mandatory, type of control used for the button</text:p>
        </text:list-item>
      </text:list>
      <text:list xml:id="list3336105026"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426934409"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75809176"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31034724"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657524174"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50492777"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77060122"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50411028" text:style-name="L23">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75580019"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57894632"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76936397"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575898149"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90708683"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0803646"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0493745"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246512104" text:style-name="L31">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78160154"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ooHbRepor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s a <text:span text:style-name="T25">Home Bank report </text:span>table from clipboard, and format it.</text:p>
      <text:p text:style-name="descrLang"><text:bookmark-start text:name="__RefHeading__78156_325084090"/><text:soft-page-break/>Description <text:span text:style-name="T23">ru</text:span><text:bookmark-end text:name="__RefHeading__78156_325084090"/></text:p>
      <text:p text:style-name="P40">Вставляет <text:span text:style-name="T24">таблицу </text:span><text:span text:style-name="T25">Home Bank </text:span>отчет<text:span text:style-name="T24">а</text:span> из буфера обмена <text:span text:style-name="T24">и форматирует ее.</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2354196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241259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393649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3420026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522667754560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0415395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2864740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5588203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5227858755366" text:continue-list="list34241259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5227384157127" text:continue-list="list16522667754560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4"><text:span text:style-name="T27">image</text:span></text:p><text:p text:style-name="P84"><text:span text:style-name="T27">Images/Help/dontfeedtrolls.gif</text:span></text:p><text:p text:style-name="P84"><text:span text:style-name="T27">icon</text:span></text:p><text:p text:style-name="P84"><text:span text:style-name="T27"/></text:p></office:annotation> within a text.</text:p>
      <text:p text:style-name="hlp_5f_paragraph"><text:line-break/><text:line-break/>Now a bigger image in a blank line.</text:p>
      <text:p text:style-name="hlp_5f_paragraph"><office:annotation><dc:creator>Bernard Marcelly</dc:creator><dc:date>2009-01-24T10:50:50</dc:date><text:p text:style-name="P84"><text:span text:style-name="T27">image</text:span></text:p><text:p text:style-name="P84"><text:span text:style-name="T27">Images/Help/sailingShip.wmf</text:span></text:p><text:p text:style-name="P84"><text:span text:style-name="T27">Old sailing ship</text:span></text:p><text:p text:style-name="P84"><text:span text:style-name="T27"/></text:p></office:annotation></text:p>
      <text:p text:style-name="hlp_5f_paragraph"/>
      <text:p text:style-name="hlp_5f_paragraph"><text:line-break/><text:line-break/>Finally an image<office:annotation><dc:creator>Bernard Marcelly</dc:creator><dc:date>2009-01-24T20:53:22</dc:date><text:p text:style-name="P84"><text:span text:style-name="T27">imageOOo</text:span></text:p><text:p text:style-name="P84"><text:span text:style-name="T27">sd/res/get1obj.png</text:span></text:p></office:annotation> from OpenOffice.org resources</text:p>
      <text:p text:style-name="hlp_5f_page">Page10 : Creating the Help tree</text:p>
      <text:list xml:id="list165228209458745" text:continue-list="list16522785875536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HbRepor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65227277181346" text:continue-list="list16522820945874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4"><text:span text:style-name="T26">external</text:span></text:p><text:p text:style-name="P84"><text:span text:style-name="T26"><text:a xlink:href="http://wiki.services.openoffice.org/wiki/Extensions_Packager" xlink:type="simple">http://wiki.services.openoffice.org/wiki/Extensions_Packager</text:a></text:span></text:p><text:p text:style-name="P84"><text:span text:style-name="T26"/></text:p></office:annotation><text:span text:style-name="T14">Extension Compiler</text:span>. It is active in Writer and Calc.</text:p>
      <text:list xml:id="list165226845298840" text:continue-list="list255588203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65227897412145" text:continue-list="list16522738415712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6522870025423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6522738666436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4"><text:span text:style-name="T26">internal</text:span></text:p><text:p text:style-name="P84"><text:span text:style-name="T26">Page2</text:span></text:p><text:p text:style-name="P84"><text:span text:style-name="T26"/></text:p></office:annotation><text:span text:style-name="T14">Contextual help in a dialog</text:span>.</text:p>
      <text:p text:style-name="hlp_5f_paragraph">Example of <office:annotation><dc:creator>Bernard Marcelly</dc:creator><dc:date>2009-03-03T11:23:53</dc:date><text:p text:style-name="P84"><text:span text:style-name="T26">internal</text:span></text:p><text:p text:style-name="P84"><text:span text:style-name="T26">Page3</text:span></text:p><text:p text:style-name="P84"><text:span text:style-name="T26"/></text:p></office:annotation><text:span text:style-name="T14">help page with an image</text:span>.</text:p>
      <text:p text:style-name="hlp_5f_page"><text:soft-page-break/>Page2 : Help in a dialog</text:p>
      <text:list xml:id="list165227025462945" text:continue-list="list16522727718134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4"><text:span text:style-name="T26">image</text:span></text:p><text:p text:style-name="P84"><text:span text:style-name="T26">Images/heart_16.png</text:span></text:p><text:p text:style-name="P84"><text:span text:style-name="T26">heart icon</text:span></text:p><text:p text:style-name="P84"><text:span text:style-name="T26"/></text:p></office:annotation><text:s/><text:span text:style-name="hlp_5f_emph">button</text:span></text:p>
      <text:p text:style-name="hlp_5f_section"/>
      <text:p text:style-name="hlp_5f_paragraph">This dialog shows different ways of calling a help page:</text:p>
      <text:list xml:id="list165226723732650" text:continue-list="list4104153958"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65228349441288" text:continue-list="list16522702546294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4"><text:span text:style-name="T26">image</text:span></text:p><text:p text:style-name="P84"><text:span text:style-name="T26">Images/Help/BtnMessage.png</text:span></text:p><text:p text:style-name="P84"><text:span text:style-name="T26">Screenshot</text:span></text:p></office:annotation></text:p>
      <text:p text:style-name="hlp_5f_paragraph"/>
      <text:p text:style-name="hlp_5f_page">Page4 : Specific help page</text:p>
      <text:list xml:id="list16522803404035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6522725865419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4"><text:span text:style-name="T26">external</text:span></text:p><text:p text:style-name="P84"><text:span text:style-name="T26"><text:a xlink:href="http://wiki.services.openoffice.org/wiki/Extensions_Packager" xlink:type="simple">http://wiki.services.openoffice.org/wiki/Extensions_Packager</text:a></text:span></text:p><text:p text:style-name="P84"><text:span text:style-name="T26"/></text:p></office:annotation><text:span text:style-name="T14">Extension Compiler</text:span>. Elle est active dans Writer et Calc.</text:p>
      <text:list xml:id="list165227207739893" text:continue-list="list16522684529884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65227570307604" text:continue-list="list16522738666436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6522685799116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6522869127172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4"><text:span text:style-name="T26">internal</text:span></text:p><text:p text:style-name="P84"><text:span text:style-name="T26">Page2</text:span></text:p><text:p text:style-name="P84"><text:span text:style-name="T26"/></text:p></office:annotation><text:span text:style-name="T14">Aide contextuelle dans un dialogue</text:span>.</text:p>
      <text:p text:style-name="hlp_5f_paragraph">Exemple d'une <office:annotation><dc:creator>Bernard Marcelly</dc:creator><dc:date>2009-03-03T11:23:53</dc:date><text:p text:style-name="P84"><text:span text:style-name="T26">internal</text:span></text:p><text:p text:style-name="P84"><text:span text:style-name="T26">Page3</text:span></text:p><text:p text:style-name="P84"><text:span text:style-name="T26"/></text:p></office:annotation><text:span text:style-name="T14">page d'aide comportant une image</text:span>.</text:p>
      <text:p text:style-name="hlp_5f_page"><text:soft-page-break/>Page2 : Aide dans un dialogue</text:p>
      <text:list xml:id="list165227292656054" text:continue-list="list16522725865419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4"><text:span text:style-name="T26">image</text:span></text:p><text:p text:style-name="P84"><text:span text:style-name="T26">Images/heart_16.png</text:span></text:p><text:p text:style-name="P84"><text:span text:style-name="T26">icône cœur</text:span></text:p><text:p text:style-name="P84"><text:span text:style-name="T26"/></text:p></office:annotation></text:p>
      <text:p text:style-name="hlp_5f_section"/>
      <text:p text:style-name="hlp_5f_paragraph">Ce dialogue présente différentes méthodes pour appeler une page d'aide:</text:p>
      <text:list xml:id="list165228141107793" text:continue-list="list16522672373265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65227368103054" text:continue-list="list16522729265605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4"><text:span text:style-name="T26">image</text:span></text:p><text:p text:style-name="P84"><text:span text:style-name="T26">Images/Help/BtnMessage.png</text:span></text:p><text:p text:style-name="P84"><text:span text:style-name="T26">Cliché écran</text:span></text:p></office:annotation></text:p>
      <text:p text:style-name="hlp_5f_paragraph"/>
      <text:p text:style-name="hlp_5f_page">Page4 : Page d'aide spécifique</text:p>
      <text:list xml:id="list16522886182978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HbRepor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83" meta:character-count="264228" meta:non-whitespace-character-count="22298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HbReport", "0.0.4")
	setExtensionDescription("en, ru")
	'setIcon("Images/Onik.png")
	
	setDisplayName("en", "ooHomeBank Reporter.")
	setDisplayName("ru", "ooHomeBank Reporter.")
	
	setPublisherName("en", "ooHomeBank Reporter.", "https://github.com/EliseyP/ooHbReporter/")
	setPublisherName("ru", "ooHomeBank Reporter.", "https://github.com/EliseyP/ooHbReporter/")
		
  	beginUpdateInformation("direct", "direct")
    	setUpdateSource("https://github.com/EliseyP/ooHbReporter/raw/master/src/", "https://github.com/EliseyP/ooHbReporter/raw/master/") ' one or more
  	endUpdateInformation
endDescription  


beginAnnexes 
  useLibrary("Python", "./")
  'useLibrary("Basic", "UiBridge1/")
endAnnexes


beginAddonUI
 
  beginAddonMenu
    beginMenu
      beginTitles("Writer")
      	setTitle("HomeBank Reporter", "en")
      	setTitle("HomeBank Reporter", "ru")
      endTitles
    beginMenuItems    
	    beginCommand
	      beginTitles("Writer")
	        setTitle("Insert report from clipboard", "en")
	        setTitle("Вставить отчет из буфера обмена", "ru")
	      endTitles
	      setURL("Python", "HbReportFromClipboard.py", "insert_report")
	      setImage("rep")
	    endCommand
      endMenuItems
    endMenu  
  endAddonMenu
'##################################################  
'##################################################
  beginOfficeToolbar
  
    beginTbTitles("Writer") 
      setTitle("ooHB Reporter bar", "en")
      setTitle("ooHB Reporter bar", "ru")
    endTbTitles

    ' here begins the list of buttons
    '--------------------------------
    beginButton
      beginTitles("Writer")
	        setTitle("Insert report from clipboard", "en")
	        setTitle("Вставить отчет из буфера обмена", "ru")
      endTitles
	      setURL("Python", "HbReportFromClipboard.py", "insert_report")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